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華康細黑體(P)" svg:font-family="華康細黑體(P), 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 fo:orphans="2" fo:widows="2"/>
      <style:text-properties fo:color="#333333" style:font-name="華康細黑體(P)" fo:font-size="14pt" fo:font-weight="bold" style:letter-kerning="true" style:font-name-asian="微軟正黑體" style:font-size-asian="14pt" style:font-weight-asian="bold" style:font-name-complex="新細明體1" style:font-size-complex="14pt" style:font-weight-complex="bold"/>
    </style:style>
    <style:style style:name="P2" style:family="paragraph" style:parent-style-name="Standard">
      <style:paragraph-properties style:line-height-at-least="0.529cm" fo:orphans="2" fo:widows="2"/>
      <style:text-properties style:font-name="微軟正黑體" fo:font-size="14pt" fo:font-weight="bold" style:font-name-asian="微軟正黑體" style:font-size-asian="14pt" style:font-weight-asian="bold" style:font-name-complex="華康細黑體(P)" style:font-size-complex="14pt" style:font-weight-complex="bold"/>
    </style:style>
    <style:style style:name="P3" style:family="paragraph" style:parent-style-name="Standard">
      <style:paragraph-properties style:line-height-at-least="0.529cm" fo:orphans="2" fo:widows="2"/>
      <style:text-properties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微軟正黑體" fo:font-size="14pt" fo:font-weight="bold" style:font-name-asian="微軟正黑體" style:font-size-asian="14pt" style:language-asian="zh" style:country-asian="TW" style:font-weight-asian="bold" style:font-size-complex="14pt" style:font-weight-complex="bold"/>
    </style:style>
    <style:style style:name="P5" style:family="paragraph" style:parent-style-name="Standard">
      <style:paragraph-properties style:line-height-at-least="0.529cm" fo:orphans="2" fo:widows="2"/>
      <style:text-properties fo:font-size="14pt" style:font-size-asian="14pt" style:font-size-complex="14pt"/>
    </style:style>
    <style:style style:name="T1" style:family="text">
      <style:text-properties style:font-name="微軟正黑體" fo:font-size="16pt" fo:font-weight="bold" style:font-name-asian="微軟正黑體" style:font-size-asian="16pt" style:language-asian="zh" style:country-asian="TW" style:font-weight-asian="bold" style:font-name-complex="華康細黑體(P)" style:font-size-complex="16pt" style:font-weight-complex="bold"/>
    </style:style>
    <style:style style:name="T2" style:family="text">
      <style:text-properties style:font-name="微軟正黑體" fo:font-weight="bold" style:font-name-asian="微軟正黑體" style:language-asian="zh" style:country-asian="TW" style:font-weight-asian="bold" style:font-name-complex="華康細黑體(P)" style:font-weight-complex="bold"/>
    </style:style>
    <style:style style:name="T3" style:family="text">
      <style:text-properties fo:font-size="14pt" style:font-size-asian="14pt" style:font-name-complex="華康細黑體(P)" style:font-size-complex="14pt"/>
    </style:style>
    <style:style style:name="T4" style:family="text">
      <style:text-properties fo:font-size="14pt" style:font-size-asian="14pt" style:font-name-complex="華康細黑體(P)" style:font-size-complex="14pt"/>
    </style:style>
    <style:style style:name="T5" style:family="text">
      <style:text-properties fo:font-size="16pt" fo:background-color="#ffffff" style:font-size-asian="16pt" style:language-asian="zh" style:country-asian="TW" style:font-name-complex="Arial" style:font-size-complex="16pt"/>
    </style:style>
    <style:style style:name="T6" style:family="text">
      <style:text-properties fo:font-size="16pt" style:font-size-asian="16pt" style:font-name-complex="華康細黑體(P)" style:font-size-complex="16pt"/>
    </style:style>
    <style:style style:name="T7" style:family="text">
      <style:text-properties fo:background-color="#ffffff" style:font-name-complex="Arial"/>
    </style:style>
    <style:style style:name="T8" style:family="text">
      <style:text-properties fo:background-color="#ffffff" style:language-asian="zh" style:country-asian="TW" style:font-name-complex="Arial"/>
    </style:style>
    <style:style style:name="T9" style:family="text">
      <style:text-properties style:language-asian="zh" style:country-asian="TW"/>
    </style:style>
    <style:style style:name="T10" style:family="text">
      <style:text-properties style:language-asian="zh" style:country-asian="TW" style:font-name-complex="華康細黑體(P)"/>
    </style:style>
    <style:style style:name="T11" style:family="text">
      <style:text-properties style:font-name-complex="華康細黑體(P)"/>
    </style:style>
    <style:style style:name="T12" style:family="text">
      <style:text-properties style:font-name-complex="華康細黑體(P)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鄭君朋<text:line-break/>臺北市立大學視覺藝術學系畢業</text:span><text:line-break/><text:span text:style-name="T9">管理</text:span>插畫粉專<text:span text:style-name="T9">GGDOVE</text:span></text:p>
      <text:p text:style-name="P1"><text:line-break/>參展經驗</text:p>
      <text:p text:style-name="P2">2012</text:p>
      <text:p text:style-name="P3"><text:span text:style-name="T10"><text:s text:c="5"/></text:span><text:span text:style-name="T11">臺東比西里岸 &lt;羊羊得意&gt;木雕生活展</text:span></text:p>
      <text:p text:style-name="P2"><text:s text:c="5"/>臺北市立大學 駐村五人聯展</text:p>
      <text:p text:style-name="P2">2013</text:p>
      <text:p text:style-name="P3"><text:span text:style-name="T11"><text:s text:c="5"/>臺北市立大學 LinBei</text:span><text:span text:style-name="T11">’</text:span><text:span text:style-name="T11">s Room 五人聯展</text:span></text:p>
      <text:p text:style-name="P2">2014</text:p>
      <text:p text:style-name="P3"><text:span text:style-name="T11"><text:s text:c="5"/>臺北市立大學 &lt;緊急入口&gt;鄭君朋個展</text:span></text:p>
      <text:p text:style-name="P2">2015</text:p>
      <text:p text:style-name="P3"><text:span text:style-name="T11"><text:s text:c="5"/>國立藝術教育館 臺北市立大學視覺藝術學系第23屆畢業展&lt;新鮮現榨&gt;</text:span></text:p>
      <text:p text:style-name="P3"><text:span text:style-name="T8"><text:s text:c="5"/>A</text:span><text:span text:style-name="T7">t x SNAPPP</text:span><text:span text:style-name="T11">　2nd新像攝影展　　</text:span></text:p>
      <text:p text:style-name="P4">2016<text:line-break/> <text:s text:c="5"/>一文大學咖啡廳&lt;山&gt;鄭君朋個展<text:line-break/>2017</text:p>
      <text:p text:style-name="P5"><text:span text:style-name="T2"><text:s text:c="5"/>桃園國際插畫展 <text:s text:c="5"/><text:line-break/> <text:s text:c="4"/>Remember me&lt;Meat&gt;鄭君朋個展</text:span></text:p>
      <text:p text:style-name="P5"><text:span text:style-name="T2"/></text:p>
      <text:p text:style-name="P5"><text:span text:style-name="T2">Instagram: gg_dove<text:line-break/>FB: https://www.facebook.com/ggdov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華康細黑體(P)" svg:font-family="華康細黑體(P), 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 123</meta:initial-creator>
    <meta:creation-date>2018-03-03T20:03:19.76</meta:creation-date>
    <dc:date>2018-03-03T20:10:23.15</dc:date>
    <dc:creator>123 123</dc:creator>
    <meta:editing-duration>PT7M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65" meta:character-count="343"/>
  </office:meta>
</office:document-meta>
</file>